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49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231.96pt"/>
    </style:style>
    <style:style style:name="co5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o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  <table:table-cell office:value-type="string" calcext:value-type="string">
            <text:p>TX line capacitor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nitial measurement – nice top antenna!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From simulation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2" calcext:value-type="float">
            <text:p>2.2</text:p>
          </table:table-cell>
          <table:table-cell office:value-type="string" calcext:value-type="string">
            <text:p>Pretty nice! – Soldered on to tuner board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Tuner: Changing to 0603 coilcraft. No change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ed capacitor shunt on the TX line. Too high.\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 little too high. Cannot tune to 700 Mhz coilcraft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ttle too low. Cannot tune to 960 Mhz coilcraft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 high – this is a murrata</text:p>
          </table:table-cell>
          <table:table-cell/>
        </table:table-row>
        <table:table-row table:style-name="ro1"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Murrata – very good</text:p>
          </table:table-cell>
          <table:table-cell table:style-name="ce1" office:value-type="float" office:value="1.2" calcext:value-type="float">
            <text:p>1.2</text:p>
          </table:table-cell>
        </table:table-row>
      </table:table>
      <table:table table:name="Side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  <table:table-cell office:value-type="string" calcext:value-type="string">
            <text:p>TX line capaci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measurement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rom simulation</text:p>
          </table:table-cell>
          <table:table-cell/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oldered on to tuner board (not too good)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.8" calcext:value-type="float">
            <text:p>1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3:47:08.668523082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7:17:08.765000000</meta:creation-date>
    <dc:date>2016-05-16T15:05:09.433003045</dc:date>
    <meta:editing-duration>PT6H48M29S</meta:editing-duration>
    <meta:editing-cycles>55</meta:editing-cycles>
    <meta:generator>LibreOffice/5.1.2.2.0$Linux_X86_64 LibreOffice_project/10m0$Build-2</meta:generator>
    <meta:document-statistic meta:table-count="2" meta:cell-count="68" meta:object-count="0"/>
  </office:meta>
</office:document-meta>
</file>